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296cm"/>
    </style:style>
    <style:style style:name="P1" style:family="paragraph">
      <style:paragraph-properties fo:margin-left="0cm" fo:margin-right="0cm" text:enable-numbering="false" fo:text-indent="0cm"/>
    </style:style>
    <style:style style:name="T1" style:family="text">
      <style:text-properties fo:font-size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16.486cm" svg:height="14.296cm" svg:x="2.889cm" svg:y="1.881cm">
          <draw:text-box>
            <text:p text:style-name="P1"><text:span text:style-name="T1">Ejga, jih folk prodaja kr tko po tleh, tko da zlo pocen čez prideš, če mal barantaš.</text:span></text:p>
            <text:p text:style-name="P1"><text:span text:style-name="T1"/></text:p>
            <text:p text:style-name="P1"><text:span text:style-name="T1">Dauš vedu, ko se to rihta, pa uglas se še kej.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heads_20_1" draw:display-name="Arrowheads 1" svg:viewBox="0 0 20 30" svg:d="m10 0-10 30h20z"/>
    <draw:marker draw:name="Arrowheads_20_2" draw:display-name="Arrowheads 2" svg:viewBox="0 0 200 400" svg:d="m100 0 100 400h-200z"/>
    <draw:marker draw:name="Arrowheads_20_3" draw:display-name="Arrowheads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sl" fo:country="SI" style:font-family-asian="'Andale WT UI', 'MS Mincho', 'HG Mincho L', 'MS PGothic', 'Arial Unicode MS'" style:font-pitch-asian="variable" style:font-size-asian="6.80000019073486pt" style:language-asian="zxx" style:country-asian="none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" draw:fill-hatch-name="Hatch_20_1" draw:fill-image-name="Bitmape_20_1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heads_20_2" draw:marker-start-width="0.2cm" draw:marker-end="Arrowheads_20_3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545cm" fo:margin-left="0.55cm" fo:margin-right="0.685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Peters</meta:initial-creator>
    <meta:creation-date>1999-05-19T09:50:33</meta:creation-date>
    <dc:creator>Garfield Peanuts</dc:creator>
    <dc:date>2007-07-07T12:27:26</dc:date>
    <meta:editing-cycles>23</meta:editing-cycles>
    <meta:editing-duration>PT39M33S</meta:editing-duration>
    <meta:user-defined meta:name="Info 0"/>
    <meta:user-defined meta:name="Info 1"/>
    <meta:user-defined meta:name="Info 2"/>
    <meta:user-defined meta:name="Info 3"/>
    <meta:document-statistic meta:object-count="1"/>
  </office:meta>
</office:document-meta>
</file>